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UNCIONARIOS" style:family="table">
      <style:table-properties style:width="25.638cm" table:align="left" style:shadow="none"/>
    </style:style>
    <style:style style:name="FUNCIONARIOS.A" style:family="table-column">
      <style:table-column-properties style:column-width="2.09cm"/>
    </style:style>
    <style:style style:name="FUNCIONARIOS.B" style:family="table-column">
      <style:table-column-properties style:column-width="12.568cm"/>
    </style:style>
    <style:style style:name="FUNCIONARIOS.C" style:family="table-column">
      <style:table-column-properties style:column-width="2.679cm"/>
    </style:style>
    <style:style style:name="FUNCIONARIOS.D" style:family="table-column">
      <style:table-column-properties style:column-width="8.301cm"/>
    </style:style>
    <style:style style:name="FUNCIONARIO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FUNCIONARIOS.B1" style:family="table-cell">
      <style:table-cell-properties fo:padding="0.097cm" fo:border-left="0.05pt solid #000000" fo:border-right="none" fo:border-top="0.05pt solid #000000" fo:border-bottom="0.05pt solid #000000"/>
    </style:style>
    <style:style style:name="FUNCIONARIOS.C1" style:family="table-cell">
      <style:table-cell-properties fo:padding="0.097cm" fo:border-left="0.05pt solid #000000" fo:border-right="none" fo:border-top="0.05pt solid #000000" fo:border-bottom="0.05pt solid #000000"/>
    </style:style>
    <style:style style:name="FUNCIONARIOS.D1" style:family="table-cell">
      <style:table-cell-properties fo:padding="0.097cm" fo:border="0.05pt solid #000000"/>
    </style:style>
    <style:style style:name="FUNCIONARI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FUNCIONARIOS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 style:list-style-name="L2">
      <style:paragraph-properties fo:margin-left="1.279cm" fo:margin-right="0.009cm" fo:text-align="start" style:justify-single-word="false" fo:text-indent="-1.244cm" style:auto-text-indent="false">
        <style:tab-stops/>
      </style:paragraph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6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UNCIONARIOS" table:style-name="FUNCIONARIOS">
        <table:table-column table:style-name="FUNCIONARIOS.A"/>
        <table:table-column table:style-name="FUNCIONARIOS.B"/>
        <table:table-column table:style-name="FUNCIONARIOS.C"/>
        <table:table-column table:style-name="FUNCIONARIOS.D"/>
        <table:table-row>
          <table:table-cell table:style-name="FUNCIONARIOS.A1" office:value-type="string">
            <text:p text:style-name="P1">Nº</text:p>
          </table:table-cell>
          <table:table-cell table:style-name="FUNCIONARIOS.B1" office:value-type="string">
            <text:p text:style-name="P1">NOME</text:p>
          </table:table-cell>
          <table:table-cell table:style-name="FUNCIONARIOS.C1" office:value-type="string">
            <text:p text:style-name="P1">CADASTRO</text:p>
          </table:table-cell>
          <table:table-cell table:style-name="FUNCIONARIOS.D1" office:value-type="string">
            <text:p text:style-name="P1">DISCIPLINA</text:p>
          </table:table-cell>
        </table:table-row>
        <table:table-row>
          <table:table-cell table:style-name="FUNCIONARIOS.A2" office:value-type="string">
            <text:list xml:id="list1671289393" text:style-name="L2">
              <text:list-item>
                <text:p text:style-name="P4"/>
              </text:list-item>
            </text:list>
          </table:table-cell>
          <table:table-cell table:style-name="FUNCIONARIOS.A2" office:value-type="string">
            <text:p text:style-name="P2">[NOME]</text:p>
          </table:table-cell>
          <table:table-cell table:style-name="FUNCIONARIOS.A2" office:value-type="string">
            <text:p text:style-name="P1">[MAT]</text:p>
          </table:table-cell>
          <table:table-cell table:style-name="FUNCIONARIOS.D2" office:value-type="string">
            <text:p text:style-name="P1">[DISC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Albuquerque</meta:initial-creator>
    <meta:creation-date>2012-04-16T15:20:28</meta:creation-date>
    <dc:date>2012-06-04T16:56:53</dc:date>
    <dc:creator>Gustavo Albuquerque</dc:creator>
    <meta:editing-duration>PT32M52S</meta:editing-duration>
    <meta:editing-cycles>14</meta:editing-cycles>
    <meta:generator>LibreOffice/3.4$Linux LibreOffice_project/340m1$Build-402</meta:generator>
    <meta:document-statistic meta:table-count="1" meta:image-count="0" meta:object-count="0" meta:page-count="1" meta:paragraph-count="7" meta:word-count="7" meta:character-count="41" meta:non-whitespace-character-count="41"/>
  </office:meta>
</office:document-meta>
</file>